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calligra="http://www.calligra.org/2005/">
  <office:scripts/>
  <office:font-face-decls>
    <style:font-face style:name="OpenSymbol" svg:font-family="OpenSymbol" style:font-charset="x-symbol"/>
    <style:font-face style:name="Liberation Serif" svg:font-family="'Liberation Serif'"/>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2" style:family="paragraph" style:parent-style-name="Standard">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3" style:family="paragraph" style:parent-style-name="Standard">
      <style:paragraph-properties fo:margin-left="0.9846in" fo:margin-right="0in" fo:text-align="start" style:justify-single-word="false" fo:hyphenation-ladder-count="no-limit" fo:text-indent="-0.25in" style:auto-text-indent="false"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4" style:family="paragraph" style:parent-style-name="Standard" style:list-style-name="L1">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5" style:family="paragraph" style:parent-style-name="Standard" style:list-style-name="L2">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6" style:family="paragraph" style:parent-style-name="Standard" style:list-style-name="L1">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officeooo:rsid="00169d00" officeooo:paragraph-rsid="00169d00" style:letter-kerning="true" fo:hyphenate="false" fo:hyphenation-remain-char-count="2" fo:hyphenation-push-char-count="2"/>
    </style:style>
    <style:style style:name="P7" style:family="paragraph" style:parent-style-name="Standard" style:list-style-name="L3">
      <style:paragraph-properties fo:margin-left="0.4925in" fo:margin-right="0in" fo:text-align="start" style:justify-single-word="false" fo:hyphenation-ladder-count="no-limit" fo:text-indent="-0.25in" style:auto-text-indent="false"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T1" style:family="text">
      <style:text-properties officeooo:rsid="0018159a"/>
    </style:style>
    <style:style style:name="T2" style:family="text">
      <style:text-properties officeooo:rsid="00183d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den Awakening</text:p>
      <text:p text:style-name="P1">Game D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and no way to support him self. <text:s/>He isn't ready to venture out on his own.</text:p>
      <text:p text:style-name="P2"/>
      <text:p text:style-name="P2"><text:tab/>One fine day Joah sees a streaky light in the sky, it looks like maybe a meteor but when it vanishes over the top of the forest trees there is no crashing sound. <text:s/>He shrugs it off.</text:p>
      <text:p text:style-name="P2"/>
      <text:p text:style-name="P2"><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2"/>
      <text:p text:style-name="P2"><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2"/>
      <text:p text:style-name="P2"><text:tab/>However just before Joah goes away he asks what's in the forest. <text:s/>His dad tells him that there is supposed to be some old Indian sacred ruins in there but no one really cares about it or visits it anymore.</text:p>
      <text:p text:style-name="P2"/>
      <text:p text:style-name="P2"><text:tab/>Joah decides to search the forest for the ruins because he is beginning to suspect that maybe aliens or some kind of government agency is visiting the ancient Indian sites. <text:s/>He doesn't know why but maybe looking for something.</text:p>
      <text:p text:style-name="P2"/>
      <text:p text:style-name="P2"><text:tab/>After searching the forest for some time ( and battling monsters along the way ) he comes upon the ruins. <text:s/>Some old ancient </text:p>
      <text:p text:style-name="P2"/>
      <text:p text:style-name="P2"><text:tab/>Work in progress...</text:p>
      <text:p text:style-name="P2"/>
      <text:p text:style-name="P2"/>
      <text:p text:style-name="P2">Level and Environment design</text:p>
      <text:p text:style-name="P2"/>
      <text:p text:style-name="P2"><text:tab/>Each level is a 2D tiled map using the open source program “Tiled”, which will create a xml file which can be loaded from file easily.</text:p>
      <text:p text:style-name="P2"/>
      <text:p text:style-name="P2"><text:soft-page-break/><text:tab/>The artwork is up to the artists but the style will be of earth. <text:s/></text:p>
      <text:p text:style-name="P2"/>
      <text:p text:style-name="P2"><text:tab/>Tile size is 64</text:p>
      <text:p text:style-name="P2"/>
      <text:p text:style-name="P2"><text:tab/>Each level has it's own type set of monsters.</text:p>
      <text:p text:style-name="P2"/>
      <text:p text:style-name="P2">Levels</text:p>
      <text:p text:style-name="P2"/>
      <text:list xml:id="list726278400719829505" text:style-name="L1">
        <text:list-item>
          <text:p text:style-name="P4">The main characters home village at the edge of a forest and valley. <text:s/>A small village just a few small houses at the end of a dirt road. <text:s/>The dirt road leads back to the highway. <text:s/>This level has no enemies.</text:p>
        </text:list-item>
        <text:list-item>
          <text:p text:style-name="P4">The valley scene, this is where Joah discovers the first evidence of extra terrestrial visitations, among the ancient Indian burial grounds. <text:s/>This level has enemies of a desert type. <text:s/>Snakes, eagles, coyotes. </text:p>
        </text:list-item>
        <text:list-item>
          <text:p text:style-name="P4">The forest scene. <text:s/>This is where Joah enters the forest looking for the ancient Indian ruins. When he finds them he also finds more evidence of ancient alien visitations. <text:s/>Including more landing pad depressions, burnt foliage, and obvious missing boulders and fresh holes dug. <text:s/>This level has enemies of type forest. <text:s/>Wolves, owls, spiders, black panther.</text:p>
        </text:list-item>
      </text:list>
      <text:p text:style-name="P2"/>
      <text:p text:style-name="P2"/>
      <text:p text:style-name="P2">Gameplay</text:p>
      <text:p text:style-name="P2"/>
      <text:p text:style-name="P2"><text:tab/>The gameplay is much like the original Zelda, swords and bow and arrows is the main source of fighting. <text:s/>Possibility of more weapons being added we should write the code in OOP style so that we could add more weapon types later, should we choose to do so.</text:p>
      <text:p text:style-name="P2"/>
      <text:p text:style-name="P2">Items and Merchants</text:p>
      <text:p text:style-name="P2"/>
      <text:p text:style-name="P2"><text:tab/>There will be merchants scattered throughout the maps where you can buy more equipment. <text:s/>Each item will have a Quality attribute, which denotes strength.</text:p>
      <text:p text:style-name="P2"/>
      <text:p text:style-name="P2"><text:tab/>Quality Levels<text:tab/></text:p>
      <text:list xml:id="list899772616956181596" text:style-name="L2">
        <text:list-item>
          <text:p text:style-name="P5">Weak</text:p>
        </text:list-item>
        <text:list-item>
          <text:p text:style-name="P5">Average</text:p>
        </text:list-item>
        <text:list-item>
          <text:p text:style-name="P5">Strong</text:p>
        </text:list-item>
        <text:list-item>
          <text:p text:style-name="P5">Legendary</text:p>
        </text:list-item>
      </text:list>
      <text:p text:style-name="P2"/>
      <text:p text:style-name="P2"><text:tab/><text:tab/></text:p>
      <text:p text:style-name="P2"><text:tab/>Item Types</text:p>
      <text:list xml:id="list8737738070660404076" text:style-name="L3">
        <text:list-item>
          <text:p text:style-name="P7">Weapons: swords, bows, arrows</text:p>
        </text:list-item>
        <text:list-item>
          <text:p text:style-name="P7">Shield:</text:p>
        </text:list-item>
        <text:list-item>
          <text:p text:style-name="P7">Potions: Health restore, Energy restore, Protection from damage, Damage output increase.</text:p>
        </text:list-item>
      </text:list>
      <text:p text:style-name="P3"/>
      <text:p text:style-name="P2"/>
      <text:p text:style-name="P2">Art</text:p>
      <text:p text:style-name="P2"><text:tab/></text:p>
      <text:p text:style-name="P2"><text:tab/>The art style is up to the artists but we are limited to 64 pixel square tiles. <text:s/>The locations will be almost entirely places on earth that are well known ancient ruins. <text:s/>I hope the artists will come to agreements on styles for the game and then subsets for each level. <text:s/>See the Levels section.</text:p>
      <text:p text:style-name="P2"/>
      <text:p text:style-name="P2"><text:soft-page-break/>Sound and Music</text:p>
      <text:p text:style-name="P2"/>
      <text:p text:style-name="P2"><text:tab/>We will not use 8bit audio and music, we will use modern good quality sound effects and music.</text:p>
      <text:p text:style-name="P2"/>
      <text:p text:style-name="P2">User Interface</text:p>
      <text:p text:style-name="P2"/>
      <text:p text:style-name="P2"><text:tab/>Health bar, energy bar, simple inventory screen at bottom. <text:s/>Some artwork around the bottom and edges.</text:p>
      <text:p text:style-name="P2"/>
      <text:p text:style-name="P2">Options Menu</text:p>
      <text:p text:style-name="P2"/>
      <text:p text:style-name="P2"><text:tab/>The options menu will load and save an xml file using the included tinyxml2 library. The game will load from the file when booting.</text:p>
      <text:p text:style-name="P2"/>
      <text:list xml:id="list2908474795711502625" text:style-name="L1">
        <text:list-item>
          <text:p text:style-name="P4"><text:span text:style-name="T2">Window</text:span> size; both x and y, make sure the window itself doesn't support changing of size, only this setting should control window size.</text:p>
        </text:list-item>
        <text:list-item>
          <text:p text:style-name="P6">Audio volume; two controls, Music Volume <text:span text:style-name="T1">and </text:span>Effects Volume, sliders probably.</text:p>
        </text:list-item>
        <text:list-item>
          <text:p text:style-name="P4">Difficulty; Easy, Medium, and Hard.</text:p>
        </text:list-item>
      </text:list>
      <text:p text:style-name="P2"/>
      <text:p text:style-name="P2">Controls</text:p>
      <text:p text:style-name="P2"/>
      <text:p text:style-name="P2"><text:tab/>ADSW keys are the movement keys, space is attack with current weapon, shift is sprint. <text:s/>Sprint is limited to a recharging amount of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calligra="http://www.calligra.org/2005/">
  <office:font-face-decls>
    <style:font-face style:name="OpenSymbol" svg:font-family="OpenSymbol" style:font-charset="x-symbol"/>
    <style:font-face style:name="Liberation Serif" svg:font-family="'Liberation Serif'"/>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style>
    <style:style style:name="Text_20_body" style:display-name="Text body" style:family="paragraph" style:class="text">
      <style:paragraph-properties fo:margin-top="0in" fo:margin-bottom="0.0835in" style:contextual-spacing="false"/>
    </style:style>
    <style:style style:name="List" style:family="paragraph" style:class="list"/>
    <style:style style:name="Index" style:family="paragraph" style:class="index">
      <style:paragraph-properties text:number-lines="false" text:line-number="0"/>
    </style:style>
    <style:style style:name="Caption" style:family="paragraph" style:class="extra">
      <style:paragraph-properties fo:margin-top="0.0835in" fo:margin-bottom="0.0835in" style:contextual-spacing="false" text:number-lines="false" text:line-number="0"/>
      <style:text-properties fo:font-size="12pt" fo:font-style="italic"/>
    </style:style>
    <style:style style:name="Contents_20_1" style:display-name="Contents 1" style:family="paragraph" style:class="index">
      <style:paragraph-properties fo:margin-left="0in" fo:margin-right="0in" fo:text-indent="0in" style:auto-text-indent="false"/>
    </style:style>
    <style:style style:name="Contents_20_2" style:display-name="Contents 2" style:family="paragraph" style:class="index">
      <style:paragraph-properties fo:margin-left="0.111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7" style:display-name="Contents 7" style:family="paragraph" style:class="index">
      <style:paragraph-properties fo:margin-left="0.6665in" fo:margin-right="0in" fo:text-indent="0in" style:auto-text-indent="false"/>
    </style:style>
    <style:style style:name="Contents_20_8" style:display-name="Contents 8" style:family="paragraph" style:class="index">
      <style:paragraph-properties fo:margin-left="0.778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Bullet_20_Symbols" style:display-name="Bullet Symbols" style:family="text">
      <style:text-properties style:font-name="OpenSymbol" fo:font-family="OpenSymbol" style:font-charset="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Default"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Build-2</meta:generator>
    <dc:title/>
    <meta:initial-creator>Unknown</meta:initial-creator>
    <meta:editing-cycles>18</meta:editing-cycles>
    <dc:date>2013-12-05T18:10:34.111430023</dc:date>
    <meta:creation-date>2013-11-22T13:36:56.010263544</meta:creation-date>
    <meta:editing-duration>PT53S</meta:editing-duration>
    <meta:document-statistic meta:table-count="0" meta:image-count="0" meta:object-count="0" meta:page-count="3" meta:paragraph-count="51" meta:word-count="928" meta:character-count="5125" meta:non-whitespace-character-count="4196"/>
  </office:meta>
</office:document-meta>
</file>